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[.C4]+[.C5]" office:value-type="float" office:value="5" calcext:value-type="float">
            <text:p>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I14:Sheet1.I1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00.00.00</text:date>, <text:time style:data-style-name="N2" text:time-value="21:47:16.049668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17S</meta:editing-duration>
    <meta:editing-cycles>4</meta:editing-cycles>
    <meta:generator>Collabora_Office/5.3.10.36$Linux_X86_64 LibreOffice_project/ed16e39ac696c58985a1eab2cefb880126e06428</meta:generator>
    <dc:date>2018-01-08T21:49:51.554310596</dc:date>
    <meta:document-statistic meta:table-count="3" meta:cell-count="3" meta:object-count="0"/>
    <meta:user-defined meta:name="Info 1"/>
    <meta:user-defined meta:name="Info 2"/>
    <meta:user-defined meta:name="Info 3"/>
    <meta:user-defined meta:name="Info 4"/>
  </office:meta>
</office:document-meta>
</file>